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style:tab-stops>
          <style:tab-stop style:position="3.25in" style:type="center"/>
          <style:tab-stop style:position="6.6874in" style:type="right"/>
        </style:tab-stops>
      </style:paragraph-properties>
    </style:style>
    <style:style style:name="P2" style:family="paragraph" style:parent-style-name="Heading">
      <style:paragraph-properties fo:margin-top="0in" fo:margin-bottom="0.278in" style:contextual-spacing="false"/>
      <style:text-properties fo:font-size="20pt" style:font-size-asian="20pt"/>
    </style:style>
    <style:style style:name="P3" style:family="paragraph" style:parent-style-name="Heading_20_1" style:master-page-name="Convert_20_1">
      <style:paragraph-properties style:page-number="1"/>
    </style:style>
    <style:style style:name="P4" style:family="paragraph" style:parent-style-name="Heading_20_1">
      <style:text-properties officeooo:paragraph-rsid="0025c6d9"/>
    </style:style>
    <style:style style:name="P5" style:family="paragraph" style:parent-style-name="Heading_20_2">
      <style:text-properties officeooo:paragraph-rsid="002241d1"/>
    </style:style>
    <style:style style:name="P6" style:family="paragraph" style:parent-style-name="Standard">
      <style:text-properties officeooo:rsid="002241d1" officeooo:paragraph-rsid="002241d1"/>
    </style:style>
    <style:style style:name="P7" style:family="paragraph" style:parent-style-name="Standard">
      <style:text-properties officeooo:paragraph-rsid="0023e56b"/>
    </style:style>
    <style:style style:name="P8" style:family="paragraph" style:parent-style-name="level_20_3_20_text" style:list-style-name="">
      <style:paragraph-properties fo:margin-left="0.9374in" fo:margin-right="0in" fo:text-indent="0in" style:auto-text-indent="false"/>
    </style:style>
    <style:style style:name="P9" style:family="paragraph" style:parent-style-name="level_20_3_20_text" style:list-style-name="">
      <style:paragraph-properties fo:margin-left="0.9374in" fo:margin-right="0in" fo:text-indent="0in" style:auto-text-indent="false"/>
      <style:text-properties style:font-name="Times New Roman" style:font-name-complex="Times New Roman"/>
    </style:style>
    <style:style style:name="P10" style:family="paragraph" style:parent-style-name="line" style:master-page-name="Standard">
      <style:paragraph-properties style:page-number="1"/>
    </style:style>
    <style:style style:name="P11" style:family="paragraph" style:parent-style-name="template">
      <style:text-properties officeooo:paragraph-rsid="001c80b5"/>
    </style:style>
    <style:style style:name="P12" style:family="paragraph" style:parent-style-name="template">
      <style:text-properties officeooo:paragraph-rsid="001e7c70"/>
    </style:style>
    <style:style style:name="P13" style:family="paragraph" style:parent-style-name="template">
      <style:text-properties officeooo:paragraph-rsid="00204960"/>
    </style:style>
    <style:style style:name="P14" style:family="paragraph" style:parent-style-name="template" style:list-style-name="L1"/>
    <style:style style:name="P15" style:family="paragraph" style:parent-style-name="template">
      <style:text-properties officeooo:paragraph-rsid="002241d1"/>
    </style:style>
    <style:style style:name="T1" style:family="text">
      <style:text-properties fo:font-size="20pt" style:font-size-asian="20pt"/>
    </style:style>
    <style:style style:name="T2" style:family="text">
      <style:text-properties style:font-name="Times New Roman" style:font-name-complex="Times New Roman"/>
    </style:style>
    <style:style style:name="T3" style:family="text">
      <style:text-properties fo:font-size="12pt" style:font-size-asian="12pt"/>
    </style:style>
    <style:style style:name="T4" style:family="text">
      <style:text-properties fo:font-style="normal" style:font-style-asian="normal"/>
    </style:style>
    <style:style style:name="T5" style:family="text">
      <style:text-properties fo:font-style="normal" style:font-style-asian="normal" style:font-style-complex="normal"/>
    </style:style>
    <style:style style:name="T6" style:family="text">
      <style:text-properties fo:font-style="normal" officeooo:rsid="001baf67" style:font-style-asian="normal" style:font-style-complex="normal"/>
    </style:style>
    <style:style style:name="T7" style:family="text">
      <style:text-properties fo:font-style="normal" officeooo:rsid="001c80b5" style:font-style-asian="normal" style:font-style-complex="normal"/>
    </style:style>
    <style:style style:name="T8" style:family="text">
      <style:text-properties fo:font-style="normal" officeooo:rsid="001e7c70" style:font-style-asian="normal" style:font-style-complex="normal"/>
    </style:style>
    <style:style style:name="T9" style:family="text">
      <style:text-properties fo:font-style="normal" officeooo:rsid="001f9c43" style:font-style-asian="normal" style:font-style-complex="normal"/>
    </style:style>
    <style:style style:name="T10" style:family="text">
      <style:text-properties fo:font-style="normal" officeooo:rsid="00204960" style:font-style-asian="normal" style:font-style-complex="normal"/>
    </style:style>
    <style:style style:name="T11" style:family="text">
      <style:text-properties fo:font-style="normal" officeooo:rsid="0021bd3a" style:font-style-asian="normal" style:font-style-complex="normal"/>
    </style:style>
    <style:style style:name="T12" style:family="text">
      <style:text-properties fo:font-style="normal" officeooo:rsid="002241d1" style:font-style-asian="normal" style:font-style-complex="normal"/>
    </style:style>
    <style:style style:name="T13" style:family="text">
      <style:text-properties fo:font-style="normal" officeooo:rsid="0023e56b" style:font-style-asian="normal" style:font-style-complex="normal"/>
    </style:style>
    <style:style style:name="T14" style:family="text">
      <style:text-properties fo:font-style="normal" officeooo:rsid="0025c6d9" style:font-style-asian="normal" style:font-style-complex="normal"/>
    </style:style>
    <style:style style:name="T15" style:family="text">
      <style:text-properties officeooo:rsid="002241d1"/>
    </style:style>
    <style:style style:name="T16" style:family="text">
      <style:text-properties officeooo:rsid="0023e56b"/>
    </style:style>
    <style:style style:name="T17" style:family="text">
      <style:text-properties officeooo:rsid="0025c6d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Heading">Software Requirements Specification</text:p>
      <text:p text:style-name="P2">for</text:p>
      <text:p text:style-name="Heading">&lt;Project&gt;</text:p>
      <text:p text:style-name="ByLine">Version 1.0 approved</text:p>
      <text:p text:style-name="ByLine">Prepared by &lt;author&gt;</text:p>
      <text:p text:style-name="ByLine">&lt;organization&gt;</text:p>
      <text:p text:style-name="ByLine">&lt;date created&gt;</text:p>
      <text:h text:style-name="P3" text:outline-level="1">Introduction</text:h>
      <text:h text:style-name="Heading_20_2" text:outline-level="2">Purpose <text:tab/></text:h>
      <text:p text:style-name="P12"><text:span text:style-name="T6"><text:tab/>The purpose of this document is to outline the features </text:span><text:span text:style-name="T8">and operations of V1.0 of an <text:s text:c="8"/><text:tab/>e-</text:span><text:span text:style-name="T11">c</text:span><text:span text:style-name="T8">ommerce web app. </text:span><text:span text:style-name="T6">This SRS </text:span><text:span text:style-name="T7">details </text:span><text:span text:style-name="T11">requirements</text:span><text:span text:style-name="T7"> for frontend operations </text:span><text:span text:style-name="T8">using</text:span><text:span text:style-name="T7"> <text:tab/>nodeJS, backend operations </text:span><text:span text:style-name="T8">using</text:span><text:span text:style-name="T7"> python, and database operations </text:span><text:span text:style-name="T8">using</text:span><text:span text:style-name="T7"> MariaDB. </text:span><text:span text:style-name="T8">This <text:tab/>document </text:span><text:span text:style-name="T11">also</text:span><text:span text:style-name="T8"> includes </text:span><text:span text:style-name="T11">sample </text:span><text:span text:style-name="T6">workflow</text:span><text:span text:style-name="T8">s</text:span><text:span text:style-name="T6"> of specific operations such as purchasing and <text:tab/>adding items to inventory </text:span><text:span text:style-name="T8">and overviews of class implementations. </text:span><text:span text:style-name="T11">Finally, this document <text:tab/>includes nonfunctional requirements. </text:span></text:p>
      <text:p text:style-name="P12"/>
      <text:p text:style-name="template"/>
      <text:h text:style-name="Heading_20_2" text:outline-level="2">Intended Audience and Reading </text:h>
      <text:p text:style-name="P13"><text:tab/><text:span text:style-name="T9">This document is in</text:span><text:span text:style-name="T10">tended to provide the lab instructor, class instructor, and project <text:tab/>manager an overview of the projects design and implementation. It additionally serves as <text:tab/>a guideline for developers during development and testing. This document can be viewed <text:tab/>in any order; however, it is advised to read each section sequentially. Furthermore, a <text:tab/>glossary is included at the end of this document for readers’ convenience.</text:span></text:p>
      <text:p text:style-name="P13"><text:span text:style-name="T10"/></text:p>
      <text:h text:style-name="Heading_20_2" text:outline-level="2">Product Scope</text:h>
      <text:p text:style-name="P11"><text:tab/><text:span text:style-name="T6">The goal of this web application is to provide a space </text:span><text:span text:style-name="T11">for</text:span><text:span text:style-name="T6"> </text:span><text:span text:style-name="T7">e-commerce. Users will be able <text:tab/>to login with a username and password and then perform actions based on their specific <text:tab/>role. Buyers can view, compare, and purchase items. Sellers can sell items and update <text:tab/>their inventories. Admins can oversee all actions and </text:span><text:span text:style-name="T9">manage other users’ accounts. The <text:tab/>end goal of this project is an e-commerce platform that is quick and reliable for all <text:tab/>members.</text:span></text:p>
      <text:h text:style-name="Heading_20_2" text:outline-level="2">References</text:h>
      <text:list xml:id="list967142712" text:style-name="L1">
        <text:list-item>
          <text:p text:style-name="P14"><text:a xlink:type="simple" xlink:href="https://nodejs.org/en/docs/" text:style-name="Internet_20_link" text:visited-style-name="Visited_20_Internet_20_Link">https://nodejs.org/en/docs/</text:a> - <text:span text:style-name="T14">Documentation for nodejs</text:span></text:p>
        </text:list-item>
        <text:list-item>
          <text:p text:style-name="P14"><text:a xlink:type="simple" xlink:href="https://docs.python.org/3/" text:style-name="Internet_20_link" text:visited-style-name="Visited_20_Internet_20_Link">https://docs.python.org/3/</text:a> - <text:span text:style-name="T14">Documentation for python</text:span></text:p>
        </text:list-item>
        <text:list-item>
          <text:p text:style-name="P14"><text:a xlink:type="simple" xlink:href="https://dev.mysql.com/doc/connector-python/en/" text:style-name="Internet_20_link" text:visited-style-name="Visited_20_Internet_20_Link">https://dev.mysql.com/doc/connector-python/en/</text:a> - <text:span text:style-name="T14">Documentation for mysql connector</text:span></text:p>
        </text:list-item>
      </text:list>
      <text:p text:style-name="template"><text:tab/></text:p>
      <text:h text:style-name="Heading_20_1" text:outline-level="1"><text:soft-page-break/>Overall Description</text:h>
      <text:h text:style-name="Heading_20_2" text:outline-level="2">Product Perspective</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unctions</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1" text:outline-level="1">System Features</text:h>
      <text:p text:style-name="template">&lt;This template illustrates organizing the functional requirements for the product by system features, the major services provided by the product. You may prefer to organize this section by <text:soft-page-break/>use case, mode of operation, user class, object class, functional hierarchy, or combinations of these, whatever makes the most logical sense for your product.&gt;</text:p>
      <text:h text:style-name="Heading_20_2" text:outline-level="2">System Feature 1</text:h>
      <text:p text:style-name="template">&lt;Don’t really say “System Feature 1.” State the feature name in just a few words.&gt;</text:p>
      <text:p text:style-name="level_20_4">4.1.1<text:tab/>Description and Priority</text:p>
      <text:p text:style-name="P8">&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8">&lt;List the sequences of user actions and system responses that stimulate the behavior defined for this feature. These will correspond to the dialog elements associated with use cases.&gt;</text:p>
      <text:p text:style-name="level_20_4">4.1.3<text:tab/>Functional Requirements</text:p>
      <text:p text:style-name="P8">&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9"/>
      <text:p text:style-name="P8">&lt;Each requirement should be uniquely identified with a sequence number or a meaningful tag of some kind.&gt;</text:p>
      <text:p text:style-name="P9"/>
      <text:p text:style-name="requirement">REQ-1:<text:tab/></text:p>
      <text:p text:style-name="requirement">REQ-2:<text:tab/></text:p>
      <text:h text:style-name="Heading_20_2" text:outline-level="2">System Feature 2 (and so on)</text:h>
      <text:h text:style-name="Heading_20_1" text:outline-level="1">Other Nonfunctional Requirements</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soft-page-break/>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P4" text:outline-level="1" text:is-list-header="true"/>
      <text:h text:style-name="P4" text:outline-level="1">Other Requirements</text:h>
      <text:h text:style-name="P5" text:outline-level="2"><text:span text:style-name="T15">Database Requirements</text:span></text:h>
      <text:p text:style-name="P15"><text:span text:style-name="T12">5.1.1 Database Description</text:span></text:p>
      <text:p text:style-name="P15"><text:span text:style-name="T12"><text:tab/></text:span></text:p>
      <text:p text:style-name="P15"><text:span text:style-name="T12"><text:tab/>The database for this project will be implemented using MariaDB. The system will be made <text:tab/>up of four relational databases to house user, item, cart, and inventory information. <text:tab/>Alterations to the database will be made using the python MySQL Connector driver. </text:span></text:p>
      <text:p text:style-name="P15"><text:span text:style-name="T12"/></text:p>
      <text:p text:style-name="P6"><text:span text:style-name="T5">5.1.2 Database Requirements</text:span></text:p>
      <text:p text:style-name="P6"><text:span text:style-name="T5"><text:tab/></text:span></text:p>
      <text:p text:style-name="P6"><text:span text:style-name="T5"><text:tab/>REQ1: Information in the database will be organized such that each table contains only <text:tab/><text:tab/><text:tab/>relevant data and foreign keys will be implemented to keep table sizes manageable.</text:span></text:p>
      <text:p text:style-name="P6"><text:span text:style-name="T5"><text:tab/></text:span></text:p>
      <text:p text:style-name="P6"><text:span text:style-name="T5"><text:tab/>REQ2: Alterations to database entries will b</text:span><text:span text:style-name="T13">e reliable and accurate, and changes will only be <text:s text:c="3"/><text:tab/><text:tab/>submitted at appropriate times (e.g. when a user checks out or creates a new account) </text:span></text:p>
      <text:p text:style-name="P7"><text:tab/></text:p>
      <text:p text:style-name="P7"><text:soft-page-break/><text:span text:style-name="T16"><text:tab/>REQ3: Users will be able to access information about their account as well as previous <text:tab/><text:tab/><text:tab/>order history. </text:span></text:p>
      <text:p text:style-name="TOCEntry">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Appendix B: Analysis Models</text:p>
      <text:p text:style-name="template">&lt;Optionally, include any pertinent analysis models, such as data flow diagrams, class diagrams, state-transition diagrams, or entity-relationship diagrams<text:span text:style-name="T4">.&gt;</text:span></text:p>
      <text:p text:style-name="TOCEntry">Appendix C: To Be Determined List</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loext:opacity="0%"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style: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1665in" style: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style: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style:contextual-spacing="false" fo:line-height="100%" fo:text-align="end" style:justify-single-word="false" fo:padding-left="0in" fo:padding-right="0in" fo:padding-top="0.0138in" fo:padding-bottom="0in" fo:border-left="none" fo:border-right="none" fo:border-top="6.01pt solid #000000" fo:border-bottom="none" style:shadow="none"/>
      <style:text-properties fo:font-size="14pt" style:font-size-asian="14pt"/>
    </style:style>
    <style:style style:name="line" style:family="paragraph" style:parent-style-name="Heading">
      <style:paragraph-properties fo:margin-top="0.1665in" fo:margin-bottom="0in" style:contextual-spacing="false" fo:line-height="100%" fo:text-align="end" style:justify-single-word="false" fo:padding-left="0in" fo:padding-right="0in" fo:padding-top="0.0138in" fo:padding-bottom="0in" fo:border-left="none" fo:border-right="none" fo:border-top="4.51pt solid #000000" fo:border-bottom="none" style:shadow="none"/>
      <style:text-properties fo:font-size="20pt" style:font-size-asian="20pt"/>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page-layout style:name="Mpm1">
      <style:page-layout-properties fo:page-width="8.5in" fo:page-height="11in" style:num-format="i"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page-layout>
  </office:automatic-styles>
  <office:master-styles>
    <style:master-page style:name="Standard" style:page-layout-name="Mpm1"/>
    <style:master-page style:name="Convert_20_1" style:display-name="Convert 1" style:page-layout-name="Mpm2">
      <style:header>
        <text:p text:style-name="MP1">Software<text:span text:style-name="MT1"> </text:span>Requirements Specification for &lt;Project&gt;<text:tab/><text:tab/>Page <text:page-number text:select-page="current">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EEE Software Requirements Specification Template</dc:title>
    <dc:subject/>
    <meta:keyword/>
    <dc:description/>
    <meta:initial-creator>Doris Sturzenberger</meta:initial-creator>
    <meta:creation-date>1998-03-30T07:29:00</meta:creation-date>
    <dc:date>2023-02-09T19:41:02.827358614</dc:date>
    <meta:editing-cycles>57</meta:editing-cycles>
    <meta:editing-duration>PT3H21M20S</meta:editing-duration>
    <meta:generator>LibreOffice/7.3.7.2$Linux_X86_64 LibreOffice_project/30$Build-2</meta:generator>
    <meta:document-statistic meta:table-count="0" meta:image-count="0" meta:object-count="0" meta:page-count="7" meta:paragraph-count="72" meta:word-count="1354" meta:character-count="9128" meta:non-whitespace-character-count="7808"/>
  </office:meta>
</office:document-meta>
</file>